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708ef"/>
    </style:style>
    <style:style style:name="P2" style:family="paragraph" style:parent-style-name="Standard">
      <style:text-properties officeooo:paragraph-rsid="00085eb2"/>
    </style:style>
    <style:style style:name="P3" style:family="paragraph" style:parent-style-name="Standard" style:master-page-name="Standard">
      <style:paragraph-properties style:page-number="auto"/>
      <style:text-properties fo:font-style="italic" style:text-underline-style="solid" style:text-underline-width="auto" style:text-underline-color="font-color" fo:font-weight="bold" officeooo:rsid="000708ef" officeooo:paragraph-rsid="000708ef"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fo:font-weight="bold" officeooo:rsid="000708ef" officeooo:paragraph-rsid="000708ef" style:font-style-asian="italic" style:font-weight-asian="bold" style:font-style-complex="italic" style:font-weight-complex="bold"/>
    </style:style>
    <style:style style:name="P5" style:family="paragraph" style:parent-style-name="Standard">
      <style:text-properties fo:font-style="italic" style:text-underline-style="solid" style:text-underline-width="auto" style:text-underline-color="font-color" fo:font-weight="bold" officeooo:rsid="00085eb2" officeooo:paragraph-rsid="00085eb2" style:font-style-asian="italic" style:font-weight-asian="bold" style:font-style-complex="italic" style:font-weight-complex="bold"/>
    </style:style>
    <style:style style:name="P6" style:family="paragraph" style:parent-style-name="Standard">
      <style:text-properties fo:font-style="italic" style:text-underline-style="solid" style:text-underline-width="auto" style:text-underline-color="font-color" fo:font-weight="bold" officeooo:rsid="000a4af6" officeooo:paragraph-rsid="000a4af6" style:font-style-asian="italic" style:font-weight-asian="bold" style:font-style-complex="italic" style:font-weight-complex="bold"/>
    </style:style>
    <style:style style:name="P7" style:family="paragraph" style:parent-style-name="Standard">
      <style:text-properties fo:font-style="italic" officeooo:rsid="00085eb2" officeooo:paragraph-rsid="00085eb2" style:font-style-asian="italic" style:font-style-complex="italic"/>
    </style:style>
    <style:style style:name="P8" style:family="paragraph" style:parent-style-name="Standard">
      <style:text-properties fo:font-style="italic" style:text-underline-style="none" fo:font-weight="bold" officeooo:rsid="000b66b8" officeooo:paragraph-rsid="000b66b8" style:font-style-asian="italic" style:font-weight-asian="bold" style:font-style-complex="italic" style:font-weight-complex="bold"/>
    </style:style>
    <style:style style:name="P9" style:family="paragraph" style:parent-style-name="Standard">
      <style:text-properties fo:font-style="italic" style:text-underline-style="none" fo:font-weight="normal" officeooo:rsid="000b66b8" officeooo:paragraph-rsid="000b66b8" style:font-style-asian="italic" style:font-weight-asian="normal" style:font-style-complex="italic" style:font-weight-complex="normal"/>
    </style:style>
    <style:style style:name="P10" style:family="paragraph" style:parent-style-name="Standard">
      <style:text-properties officeooo:rsid="000708ef" officeooo:paragraph-rsid="000708ef"/>
    </style:style>
    <style:style style:name="P11" style:family="paragraph" style:parent-style-name="Standard">
      <style:text-properties fo:font-style="normal" style:text-underline-style="none" fo:font-weight="normal" officeooo:rsid="000b7c94" officeooo:paragraph-rsid="000708ef"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0b7c94" officeooo:paragraph-rsid="000e3a56"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a4af6" officeooo:paragraph-rsid="000a4af6"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b66b8" officeooo:paragraph-rsid="000b66b8"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b66b8" officeooo:paragraph-rsid="000eb294" style:font-style-asian="normal" style:font-weight-asian="normal" style:font-style-complex="normal" style:font-weight-complex="normal"/>
    </style:style>
    <style:style style:name="P16" style:family="paragraph" style:parent-style-name="Standard">
      <style:text-properties officeooo:rsid="00085eb2" officeooo:paragraph-rsid="00085eb2"/>
    </style:style>
    <style:style style:name="P17" style:family="paragraph" style:parent-style-name="Standard">
      <style:text-properties officeooo:paragraph-rsid="000b66b8"/>
    </style:style>
    <style:style style:name="P18" style:family="paragraph" style:parent-style-name="Standard">
      <style:text-properties officeooo:paragraph-rsid="000ec816"/>
    </style:style>
    <style:style style:name="P19" style:family="paragraph" style:parent-style-name="Standard">
      <style:text-properties officeooo:paragraph-rsid="00113b26"/>
    </style:style>
    <style:style style:name="P20" style:family="paragraph" style:parent-style-name="Text_20_body">
      <style:text-properties fo:font-size="12pt" fo:font-style="italic" officeooo:rsid="000b66b8" officeooo:paragraph-rsid="000b66b8" style:font-size-asian="12pt" style:font-style-asian="italic" style:font-size-complex="12pt" style:font-style-complex="italic"/>
    </style:style>
    <style:style style:name="P21" style:family="paragraph" style:parent-style-name="Text_20_body">
      <style:text-properties officeooo:paragraph-rsid="000eb294"/>
    </style:style>
    <style:style style:name="P22" style:family="paragraph" style:parent-style-name="Text_20_body">
      <style:text-properties fo:font-style="italic" style:text-underline-style="solid" style:text-underline-width="auto" style:text-underline-color="font-color" fo:font-weight="bold" officeooo:paragraph-rsid="000eb294" style:font-style-asian="italic" style:font-weight-asian="bold" style:font-style-complex="italic" style:font-weight-complex="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text-properties style:font-name="Consolas" fo:font-size="10pt"/>
    </style:style>
    <style:style style:name="P29" style:family="paragraph" style:parent-style-name="Text_20_body">
      <style:text-properties style:font-name="Consolas" fo:font-size="10pt" officeooo:paragraph-rsid="000eb294"/>
    </style:style>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2">
      <style:paragraph-properties fo:margin-top="0in" fo:margin-bottom="0in" style:contextual-spacing="false"/>
    </style:style>
    <style:style style:name="P32" style:family="paragraph" style:parent-style-name="Text_20_body" style:list-style-name="L3">
      <style:paragraph-properties fo:margin-top="0in" fo:margin-bottom="0in" style:contextual-spacing="false"/>
      <style:text-properties style:font-name="Arial1" fo:font-size="10pt"/>
    </style:style>
    <style:style style:name="P33" style:family="paragraph" style:parent-style-name="Text_20_body" style:list-style-name="L4">
      <style:paragraph-properties fo:margin-top="0in" fo:margin-bottom="0in" style:contextual-spacing="false"/>
    </style:style>
    <style:style style:name="P34" style:family="paragraph" style:parent-style-name="Text_20_body" style:list-style-name="L5">
      <style:paragraph-properties fo:margin-top="0in" fo:margin-bottom="0in" style:contextual-spacing="false"/>
    </style:style>
    <style:style style:name="P35" style:family="paragraph" style:parent-style-name="Heading_20_5">
      <style:text-properties fo:font-size="12pt" fo:font-style="italic" officeooo:rsid="000b66b8" officeooo:paragraph-rsid="000b66b8" style:font-size-asian="12pt" style:font-style-asian="italic" style:font-size-complex="12pt" style:font-style-complex="italic"/>
    </style:style>
    <style:style style:name="T1" style:family="text">
      <style:text-properties officeooo:rsid="000708ef"/>
    </style:style>
    <style:style style:name="T2" style:family="text">
      <style:text-properties officeooo:rsid="00085eb2"/>
    </style:style>
    <style:style style:name="T3" style:family="text">
      <style:text-properties fo:color="#000000" style:font-name="Times New Roman" fo:font-size="12pt" officeooo:rsid="000b66b8" style:font-size-asian="12pt" style:font-size-complex="12pt"/>
    </style:style>
    <style:style style:name="T4" style:family="text">
      <style:text-properties fo:color="#000000" style:font-name="Times New Roman" fo:font-size="12pt" officeooo:rsid="000ec816" style:font-size-asian="12pt" style:font-size-complex="12pt"/>
    </style:style>
    <style:style style:name="T5" style:family="text">
      <style:text-properties fo:color="#000000" style:font-name="Times New Roman" fo:font-size="12pt" officeooo:rsid="00113b26" style:font-size-asian="12pt" style:font-size-complex="12pt"/>
    </style:style>
    <style:style style:name="T6" style:family="text">
      <style:text-properties fo:color="#000000" style:font-name="Times New Roman" fo:font-size="12pt" fo:font-weight="bold" officeooo:rsid="000b66b8" style:font-size-asian="12pt" style:font-weight-asian="bold" style:font-size-complex="12pt" style:font-weight-complex="bold"/>
    </style:style>
    <style:style style:name="T7" style:family="text">
      <style:text-properties fo:font-style="normal" style:text-underline-style="none" fo:font-weight="normal" officeooo:rsid="000b66b8" style:font-style-asian="normal" style:font-weight-asian="normal" style:font-style-complex="normal" style:font-weight-complex="normal"/>
    </style:style>
    <style:style style:name="T8" style:family="text">
      <style:text-properties fo:font-style="normal" style:text-underline-style="none" fo:font-weight="normal" officeooo:rsid="000b7c94" style:font-style-asian="normal" style:font-weight-asian="normal" style:font-style-complex="normal" style:font-weight-complex="normal"/>
    </style:style>
    <style:style style:name="T9" style:family="text">
      <style:text-properties fo:font-style="normal" style:text-underline-style="none" fo:font-weight="normal" officeooo:rsid="000eb294" style:font-style-asian="normal" style:font-weight-asian="normal" style:font-style-complex="normal" style:font-weight-complex="normal"/>
    </style:style>
    <style:style style:name="T10" style:family="text">
      <style:text-properties fo:font-size="12pt" fo:font-style="normal" style:text-underline-style="none" fo:font-weight="normal" officeooo:rsid="000b66b8" style:font-size-asian="12pt" style:font-style-asian="normal" style:font-weight-asian="normal" style:font-size-complex="12pt" style:font-style-complex="normal" style:font-weight-complex="normal"/>
    </style:style>
    <style:style style:name="T11" style:family="text">
      <style:text-properties fo:font-weight="bold" style:font-weight-asian="bold" style:font-weight-complex="bold"/>
    </style:style>
    <style:style style:name="T12" style:family="text">
      <style:text-properties officeooo:rsid="000e3a56"/>
    </style:style>
    <style:style style:name="T13" style:family="text">
      <style:text-properties officeooo:rsid="000eb294"/>
    </style:style>
    <style:style style:name="T14" style:family="text">
      <style:text-properties officeooo:rsid="000ec816"/>
    </style:style>
    <style:style style:name="T15" style:family="text">
      <style:text-properties style:font-name="Arial1" fo:font-size="10pt"/>
    </style:style>
    <style:style style:name="T16" style:family="text">
      <style:text-properties style:font-name="Consolas" fo:font-size="10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Graph API</text:p>
      <text:p text:style-name="P10"/>
      <text:p text:style-name="P10">Facebook platform offers a set of programming interfaces and tools which enable developers to integrate with the "open graph" of personal relations and other things like songs, places, and Facebook pages.</text:p>
      <text:p text:style-name="P10"/>
      <text:p text:style-name="P10">The Graph API is the core of Facebook Platform, enabling developers to read from and write data into Facebook. The Graph API presents a simple, consistent view of the Facebook social graph, uniformly representing objects in the graph (e.g., people, photos, events, and pages) and the connections between them (e.g., friend relationships, shared content, and photo tags).</text:p>
      <text:p text:style-name="P10"/>
      <text:p text:style-name="P1"><text:span text:style-name="T1">The Graph API is the primary way that data is retrieved or posted to Facebook. </text:span><text:span text:style-name="T12">It</text:span><text:span text:style-name="T8"> provides access to Facebook objects like people, photos, events etc. and the connections between them like friends, tags, shared content etc. via a uniform and consistent URI to access the representation. Every object can be accessed using the the URL https://graph.facebook.com/ID, where ID stands for the unique ID for the object in the social graph. Every connection (CONNECTION_TYPE) that the facebook object supports can be examined using the URL </text:span><text:a xlink:type="simple" xlink:href="https://graph.facebook.com/ID/CONNECTION_TYPE">https://graph.facebook.com/ID/CONNECTION_TYPE</text:a><text:span text:style-name="T8">.</text:span></text:p>
      <text:p text:style-name="P11"/>
      <text:p text:style-name="P12">The URI’s also have a special identifier me which refers to the current user. The Graph API uses OAuth 2.0 for authorization.At a high level, using OAuth 2.0 entails getting an access token for a Facebook user via a redirect to Facebook. After you obtain the access token for a user, you can perform authorized requests on behalf of that user by including the access token in your Graph API requests.</text:p>
      <text:p text:style-name="P10"/>
      <text:p text:style-name="P5">FQL</text:p>
      <text:p text:style-name="P16"/>
      <text:p text:style-name="P16">The FQL object enables running FQL queries using the Graph API. Facebook Query Language, or FQL, enables you to use a SQL-style interface to query the data exposed by the Graph API. It provides for some advanced features not available in the Graph API.</text:p>
      <text:p text:style-name="P16"/>
      <text:p text:style-name="P16">Query</text:p>
      <text:p text:style-name="P16"/>
      <text:p text:style-name="P16">Queries are of the form SELECT [fields] FROM [table] WHERE [conditions]. Unlike SQL, the FQL FROM clause can contain only a single table. You can use the IN keyword in SELECT or WHERE clauses to do subqueries, but the subqueries cannot reference variables in the outer query's scope. Your query must also be indexable, meaning that it queries properties that are marked as indexable in the documentation below.</text:p>
      <text:p text:style-name="P16"/>
      <text:p text:style-name="P16">FQL can handle simple math, basic boolean operators, AND or NOT logical operators, and ORDER BY and LIMIT clauses. ORDER BY can contain only a single table.</text:p>
      <text:p text:style-name="P16"/>
      <text:p text:style-name="P16">For any query that takes a uid, you can pass me() to return the logged-in user. For example:</text:p>
      <text:p text:style-name="P16"/>
      <text:p text:style-name="P7"><text:tab/><text:tab/>SELECT name FROM user WHERE uid = me() </text:p>
      <text:p text:style-name="P16"/>
      <text:p text:style-name="P16">Multi-query</text:p>
      <text:p text:style-name="P16"/>
      <text:p text:style-name="P2"><text:span text:style-name="T2">Evaluates a series of FQL (Facebook Query Language) queries in one call and returns the data at one </text:span><text:soft-page-break/><text:span text:style-name="T2">time.</text:span></text:p>
      <text:p text:style-name="P16"/>
      <text:p text:style-name="P6">BATCH</text:p>
      <text:p text:style-name="P6"/>
      <text:p text:style-name="P13">The standard version of the Graph API is designed to make it really easy to get data for an individual object and to browse connections between objects. It also includes a limited ability to retrieve data for a few objects at the same time.</text:p>
      <text:p text:style-name="P13"/>
      <text:p text:style-name="P13">If your application needs the ability to access significant amounts of data in a single go - or you need to make changes to several objects at once, it is often more efficient to batch your queries rather than make multiple individual HTTP requests.</text:p>
      <text:p text:style-name="P13"/>
      <text:p text:style-name="P13">To enable this, the Graph API supports Batching. Batching allows you to pass instructions for several operations in a single HTTP request. You can also specify dependencies between related operations (described in a section below). Facebook will process each of your independent operations in parallel and will process your dependent operations sequentially. Once all operations have been completed, a consolidated response will be passed back to you and the HTTP connection will be closed.</text:p>
      <text:p text:style-name="P13"/>
      <text:p text:style-name="P17"><text:span text:style-name="T7">1) </text:span><text:span text:style-name="T10"><text:s/></text:span><text:span text:style-name="T6">DefaultFacebookClient**</text:span><text:span text:style-name="T3"> providing the access token.</text:span></text:p>
      <text:p text:style-name="P17"><text:span text:style-name="T3"/></text:p>
      <text:p text:style-name="P18"><text:span text:style-name="T4">DefaultFacebookClient is the FacebookClient implementation that ships with RestFB. You can customize it by passing in custom JsonMapper and WebRequestor implementations, or simply write your own FacebookClient instead for maximum control.</text:span></text:p>
      <text:p text:style-name="P18"><text:span text:style-name="T4"/></text:p>
      <text:p text:style-name="P19"><text:span text:style-name="T4">**</text:span><text:span text:style-name="T5">Without an access token, you can view and search public graph data but can't do much else.</text:span></text:p>
      <text:p text:style-name="P18"><text:span text:style-name="T4"/></text:p>
      <text:p text:style-name="P14">2)<text:span text:style-name="T11"> Build Batch Requests</text:span> : Generate an instance of BatchRequest.</text:p>
      <text:p text:style-name="P14"/>
      <text:p text:style-name="P8">com.restfb.batch.BatchRequest.BatchRequestBuilder.BatchRequestBuilder(String relativeUrl)</text:p>
      <text:p text:style-name="P9">Creates a batch request builder using the provided FB endpoint. You can explicitly specify URL parameters here, or use parameters(Parameter) instead if you prefer to have the query string constructed programmatically.</text:p>
      <text:p text:style-name="P9"/>
      <text:p text:style-name="P14">3) <text:span text:style-name="T11">Create Post Request</text:span></text:p>
      <text:p text:style-name="P14">4) <text:span text:style-name="T11">Execute Batch Request </text:span>:</text:p>
      <text:h text:style-name="P35" text:outline-level="5">List&lt;BatchResponse&gt; com.restfb.DefaultFacebookClient.executeBatch(BatchRequest... batchRequests)</text:h>
      <text:p text:style-name="P20">Executes operations as a batch using the Batch API.</text:p>
      <text:p text:style-name="P20">Parameters: batchRequests The operations to execute.</text:p>
      <text:p text:style-name="Text_20_body"/>
      <text:p text:style-name="P22"><text:span text:style-name="T13">RestFB</text:span></text:p>
      <text:p text:style-name="P21"><text:span text:style-name="T13">RestFB is a simple and flexible Facebook REST API client written in Java. T</text:span><text:span text:style-name="T9">here are 2 apis released by Facebook to Facebook Developers: Old Rest API and Graph API.</text:span></text:p>
      <text:p text:style-name="P21"><text:span text:style-name="T9">RestFB is a light weight java implementation of the graph api but the good thing is it also supports the old rest api. Old rest api is sometimes needed when graph api is not enough as some features are not yet </text:span><text:soft-page-break/><text:span text:style-name="T9">in Graph API.</text:span></text:p>
      <text:p text:style-name="P21">Design goals: </text:p>
      <text:section text:style-name="Sect1" text:name="content">
        <text:list xml:id="list8861330590021303021" text:style-name="L1">
          <text:list-item>
            <text:p text:style-name="P30">Minimal public API </text:p>
          </text:list-item>
          <text:list-item>
            <text:p text:style-name="P30">Maximal extensibility </text:p>
          </text:list-item>
          <text:list-item>
            <text:p text:style-name="P30">Robustness in the face of frequent Facebook API changes </text:p>
          </text:list-item>
          <text:list-item>
            <text:p text:style-name="P30">Simple metadata-driven configuration </text:p>
          </text:list-item>
          <text:list-item>
            <text:p text:style-name="P23">A single dependency, <text:a xlink:type="simple" xlink:href="http://logging.apache.org/log4j/">Apache Log4j</text:a> </text:p>
          </text:list-item>
        </text:list>
        <text:p text:style-name="Text_20_body">Non-goals: </text:p>
        <text:list xml:id="list6019647483927512936" text:style-name="L2">
          <text:list-item>
            <text:p text:style-name="P31">Support for non-REST API parts of the Facebook Platform </text:p>
          </text:list-item>
          <text:list-item>
            <text:p text:style-name="P31">Using XML as a data transfer format in addition to JSON </text:p>
          </text:list-item>
          <text:list-item>
            <text:p text:style-name="P24">Formally-typed versions of all Facebook API methods, error codes, etc. </text:p>
          </text:list-item>
        </text:list>
      </text:section>
      <text:p text:style-name="P29"><text:span text:style-name="T16"/></text:p>
      <text:p text:style-name="P15"><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4:18:47.37</meta:creation-date>
    <dc:date>2013-09-06T17:47:06.68</dc:date>
    <meta:editing-duration>P3DT2H1M20S</meta:editing-duration>
    <meta:editing-cycles>9</meta:editing-cycles>
    <meta:generator>LibreOffice/4.0.4.2$Windows_x86 LibreOffice_project/9e9821abd0ffdbc09cd8c52eaa574fa09eb08f2</meta:generator>
    <meta:document-statistic meta:table-count="0" meta:image-count="0" meta:object-count="0" meta:page-count="3" meta:paragraph-count="42" meta:word-count="858" meta:character-count="5399" meta:non-whitespace-character-count="4577"/>
  </office:meta>
</office:document-meta>
</file>